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105d35" officeooo:paragraph-rsid="00105d35" style:font-style-asian="italic" style:font-style-complex="italic"/>
    </style:style>
    <style:style style:name="P2" style:family="paragraph" style:parent-style-name="Text_20_body">
      <style:text-properties officeooo:rsid="00440de7" officeooo:paragraph-rsid="00440de7"/>
    </style:style>
    <style:style style:name="P3" style:family="paragraph" style:parent-style-name="Standard">
      <style:text-properties officeooo:rsid="0002bd42" officeooo:paragraph-rsid="0002bd42"/>
    </style:style>
    <style:style style:name="P4" style:family="paragraph" style:parent-style-name="Standard">
      <style:text-properties officeooo:rsid="0002bd42" officeooo:paragraph-rsid="0020c679"/>
    </style:style>
    <style:style style:name="P5" style:family="paragraph" style:parent-style-name="Standard">
      <style:text-properties officeooo:rsid="0002bd42" officeooo:paragraph-rsid="002899f0"/>
    </style:style>
    <style:style style:name="P6" style:family="paragraph" style:parent-style-name="Standard">
      <style:text-properties officeooo:rsid="0003efc4" officeooo:paragraph-rsid="002899f0"/>
    </style:style>
    <style:style style:name="P7" style:family="paragraph" style:parent-style-name="Standard">
      <style:text-properties officeooo:rsid="0003efc4" officeooo:paragraph-rsid="001df4b1"/>
    </style:style>
    <style:style style:name="P8" style:family="paragraph" style:parent-style-name="Standard">
      <style:text-properties fo:font-style="normal" fo:font-weight="normal" officeooo:rsid="000e6e57" officeooo:paragraph-rsid="000e6e57" style:font-style-asian="normal" style:font-weight-asian="normal" style:font-style-complex="normal" style:font-weight-complex="normal"/>
    </style:style>
    <style:style style:name="P9" style:family="paragraph" style:parent-style-name="Standard">
      <style:text-properties fo:font-style="normal" officeooo:rsid="00110b2f" officeooo:paragraph-rsid="00110b2f" style:font-style-asian="normal" style:font-style-complex="normal"/>
    </style:style>
    <style:style style:name="P10" style:family="paragraph" style:parent-style-name="Standard">
      <style:text-properties fo:font-style="normal" officeooo:rsid="0002bd42" officeooo:paragraph-rsid="00110b2f" style:font-style-asian="normal" style:font-style-complex="normal"/>
    </style:style>
    <style:style style:name="P11" style:family="paragraph" style:parent-style-name="Standard">
      <style:text-properties fo:font-style="normal" officeooo:rsid="000d9805" officeooo:paragraph-rsid="000d9805"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rsid="00059531" officeooo:paragraph-rsid="0020c679" style:font-style-asian="italic" style:font-style-complex="italic"/>
    </style:style>
    <style:style style:name="P14" style:family="paragraph" style:parent-style-name="Standard">
      <style:text-properties officeooo:rsid="00440de7" officeooo:paragraph-rsid="00440de7"/>
    </style:style>
    <style:style style:name="P15" style:family="paragraph" style:parent-style-name="Standard">
      <style:text-properties officeooo:rsid="004991a3" officeooo:paragraph-rsid="004991a3"/>
    </style:style>
    <style:style style:name="P16" style:family="paragraph" style:parent-style-name="Standard">
      <style:text-properties officeooo:rsid="004acb43" officeooo:paragraph-rsid="004acb43"/>
    </style:style>
    <style:style style:name="P17" style:family="paragraph" style:parent-style-name="Standard">
      <style:text-properties officeooo:rsid="0045e2d2" officeooo:paragraph-rsid="0045e2d2"/>
    </style:style>
    <style:style style:name="P18" style:family="paragraph" style:parent-style-name="Standard">
      <style:text-properties officeooo:rsid="004b0895" officeooo:paragraph-rsid="004b0895"/>
    </style:style>
    <style:style style:name="P19" style:family="paragraph" style:parent-style-name="Text_20_body">
      <style:paragraph-properties fo:margin-top="0cm" fo:margin-bottom="0.25cm" loext:contextual-spacing="true"/>
      <style:text-properties fo:font-style="normal" officeooo:rsid="004acb43" officeooo:paragraph-rsid="004991a3" style:font-style-asian="normal" style:font-style-complex="normal"/>
    </style:style>
    <style:style style:name="P20" style:family="paragraph" style:parent-style-name="Text_20_body">
      <style:paragraph-properties fo:margin-top="0cm" fo:margin-bottom="0.25cm" loext:contextual-spacing="true"/>
      <style:text-properties fo:font-style="normal" officeooo:rsid="004acb43" officeooo:paragraph-rsid="0073f46f" style:font-style-asian="normal" style:font-style-complex="normal"/>
    </style:style>
    <style:style style:name="P21" style:family="paragraph" style:parent-style-name="Text_20_body">
      <style:paragraph-properties fo:margin-top="0cm" fo:margin-bottom="0.25cm" loext:contextual-spacing="true"/>
      <style:text-properties fo:font-style="normal" officeooo:rsid="004991a3" officeooo:paragraph-rsid="0056c960" style:font-style-asian="normal" style:font-style-complex="normal"/>
    </style:style>
    <style:style style:name="P22" style:family="paragraph" style:parent-style-name="Text_20_body">
      <style:paragraph-properties fo:margin-top="0cm" fo:margin-bottom="0.25cm" loext:contextual-spacing="true"/>
      <style:text-properties fo:font-style="normal" officeooo:rsid="004a30d2" officeooo:paragraph-rsid="00512d9d" style:font-style-asian="normal" style:font-style-complex="normal"/>
    </style:style>
    <style:style style:name="P23" style:family="paragraph" style:parent-style-name="Text_20_body">
      <style:paragraph-properties fo:margin-top="0cm" fo:margin-bottom="0.25cm" loext:contextual-spacing="true"/>
      <style:text-properties fo:font-style="normal" officeooo:rsid="0073f46f" officeooo:paragraph-rsid="0073f46f" style:font-style-asian="normal" style:font-style-complex="normal"/>
    </style:style>
    <style:style style:name="P24" style:family="paragraph" style:parent-style-name="Text_20_body">
      <style:paragraph-properties fo:margin-top="0cm" fo:margin-bottom="0.25cm" loext:contextual-spacing="true"/>
      <style:text-properties fo:font-style="italic" officeooo:rsid="004a30d2" officeooo:paragraph-rsid="004a30d2" style:font-style-asian="italic" style:font-style-complex="italic"/>
    </style:style>
    <style:style style:name="P25" style:family="paragraph" style:parent-style-name="Text_20_body">
      <style:paragraph-properties fo:margin-top="0cm" fo:margin-bottom="0.25cm" loext:contextual-spacing="true"/>
      <style:text-properties officeooo:rsid="004991a3" officeooo:paragraph-rsid="004991a3"/>
    </style:style>
    <style:style style:name="P26" style:family="paragraph" style:parent-style-name="Standard" style:list-style-name="L3">
      <style:text-properties fo:font-style="normal" officeooo:rsid="0045e2d2" officeooo:paragraph-rsid="0045e2d2" style:font-style-asian="normal" style:font-style-complex="normal"/>
    </style:style>
    <style:style style:name="P27" style:family="paragraph" style:parent-style-name="Standard" style:list-style-name="L3">
      <style:text-properties fo:font-style="normal" officeooo:rsid="00159839" officeooo:paragraph-rsid="00154562" style:font-style-asian="normal" style:font-style-complex="normal"/>
    </style:style>
    <style:style style:name="P28" style:family="paragraph" style:parent-style-name="Standard" style:list-style-name="L3">
      <style:text-properties fo:font-style="normal" officeooo:rsid="00159839" officeooo:paragraph-rsid="00159839" style:font-style-asian="normal" style:font-style-complex="normal"/>
    </style:style>
    <style:style style:name="P29" style:family="paragraph" style:parent-style-name="Standard" style:list-style-name="L3">
      <style:text-properties fo:font-style="normal" officeooo:rsid="00154562" officeooo:paragraph-rsid="00216506" style:font-style-asian="normal" style:font-style-complex="normal"/>
    </style:style>
    <style:style style:name="P30" style:family="paragraph" style:parent-style-name="Standard" style:list-style-name="L5">
      <style:text-properties fo:font-style="normal" officeooo:rsid="00154562" officeooo:paragraph-rsid="00154562" style:font-style-asian="normal" style:font-style-complex="normal"/>
    </style:style>
    <style:style style:name="P31" style:family="paragraph" style:parent-style-name="Standard" style:list-style-name="L3">
      <style:text-properties fo:font-style="normal" officeooo:rsid="0002bd42" officeooo:paragraph-rsid="001b0b50" style:font-style-asian="normal" style:font-style-complex="normal"/>
    </style:style>
    <style:style style:name="P32" style:family="paragraph" style:parent-style-name="Standard" style:list-style-name="L5">
      <style:text-properties fo:font-style="normal" officeooo:rsid="0002bd42" officeooo:paragraph-rsid="0002bd42" style:font-style-asian="normal" style:font-style-complex="normal"/>
    </style:style>
    <style:style style:name="P33" style:family="paragraph" style:parent-style-name="Standard" style:list-style-name="L5">
      <style:text-properties fo:font-style="normal" officeooo:rsid="0002bd42" officeooo:paragraph-rsid="00110b2f" style:font-style-asian="normal" style:font-style-complex="normal"/>
    </style:style>
    <style:style style:name="P34" style:family="paragraph" style:parent-style-name="Standard" style:list-style-name="L3">
      <style:text-properties fo:font-style="normal" officeooo:rsid="001b0b50" officeooo:paragraph-rsid="001b0b50" style:font-style-asian="normal" style:font-style-complex="normal"/>
    </style:style>
    <style:style style:name="P35" style:family="paragraph" style:parent-style-name="Standard" style:list-style-name="L5">
      <style:text-properties fo:font-style="normal" officeooo:rsid="004b0895" officeooo:paragraph-rsid="004b0895" style:font-style-asian="normal" style:font-style-complex="normal"/>
    </style:style>
    <style:style style:name="P36" style:family="paragraph" style:parent-style-name="Standard" style:list-style-name="L9">
      <style:text-properties fo:font-style="normal" fo:font-weight="normal" officeooo:rsid="00590341" officeooo:paragraph-rsid="00590341" style:font-style-asian="normal" style:font-weight-asian="normal" style:font-style-complex="normal" style:font-weight-complex="normal"/>
    </style:style>
    <style:style style:name="P37" style:family="paragraph" style:parent-style-name="Standard" style:list-style-name="L3">
      <style:text-properties fo:font-style="italic" officeooo:rsid="00159839" officeooo:paragraph-rsid="00159839" style:font-style-asian="italic" style:font-style-complex="italic"/>
    </style:style>
    <style:style style:name="P38" style:family="paragraph" style:parent-style-name="Standard" style:list-style-name="L3">
      <style:text-properties officeooo:rsid="00216506" officeooo:paragraph-rsid="00216506"/>
    </style:style>
    <style:style style:name="P39" style:family="paragraph" style:parent-style-name="Standard" style:list-style-name="L5">
      <style:text-properties officeooo:rsid="0002bd42" officeooo:paragraph-rsid="00159839"/>
    </style:style>
    <style:style style:name="P40" style:family="paragraph" style:parent-style-name="Standard" style:list-style-name="L5">
      <style:text-properties officeooo:rsid="0002bd42" officeooo:paragraph-rsid="0002bd42"/>
    </style:style>
    <style:style style:name="P41" style:family="paragraph" style:parent-style-name="Standard" style:list-style-name="L5">
      <style:text-properties officeooo:rsid="0002bd42" officeooo:paragraph-rsid="000a70c6"/>
    </style:style>
    <style:style style:name="P42" style:family="paragraph" style:parent-style-name="Standard" style:list-style-name="L5">
      <style:text-properties officeooo:rsid="0002bd42" officeooo:paragraph-rsid="004b0895"/>
    </style:style>
    <style:style style:name="P43" style:family="paragraph" style:parent-style-name="Standard" style:list-style-name="L6">
      <style:text-properties officeooo:rsid="0002bd42" officeooo:paragraph-rsid="0053ece0"/>
    </style:style>
    <style:style style:name="P44" style:family="paragraph" style:parent-style-name="Standard" style:list-style-name="L5">
      <style:text-properties officeooo:rsid="00159839" officeooo:paragraph-rsid="00159839"/>
    </style:style>
    <style:style style:name="P45" style:family="paragraph" style:parent-style-name="Standard" style:list-style-name="L5">
      <style:text-properties officeooo:rsid="004991a3" officeooo:paragraph-rsid="004991a3"/>
    </style:style>
    <style:style style:name="P46" style:family="paragraph" style:parent-style-name="Standard" style:list-style-name="L5">
      <style:text-properties officeooo:rsid="00110b2f" officeooo:paragraph-rsid="00110b2f"/>
    </style:style>
    <style:style style:name="P47" style:family="paragraph" style:parent-style-name="Standard" style:list-style-name="L6">
      <style:text-properties officeooo:rsid="0053ece0" officeooo:paragraph-rsid="0053ece0"/>
    </style:style>
    <style:style style:name="P48" style:family="paragraph" style:parent-style-name="Standard" style:list-style-name="L7">
      <style:text-properties officeooo:rsid="0003efc4" officeooo:paragraph-rsid="0003efc4"/>
    </style:style>
    <style:style style:name="P49" style:family="paragraph" style:parent-style-name="Standard" style:list-style-name="L9">
      <style:text-properties officeooo:rsid="0003efc4" officeooo:paragraph-rsid="0065cbc8"/>
    </style:style>
    <style:style style:name="P50" style:family="paragraph" style:parent-style-name="Standard" style:list-style-name="L7">
      <style:text-properties officeooo:rsid="00440de7" officeooo:paragraph-rsid="00440de7"/>
    </style:style>
    <style:style style:name="P51" style:family="paragraph" style:parent-style-name="Standard" style:list-style-name="L9">
      <style:text-properties officeooo:rsid="00440de7" officeooo:paragraph-rsid="0065cbc8"/>
    </style:style>
    <style:style style:name="P52" style:family="paragraph" style:parent-style-name="Standard" style:list-style-name="L9">
      <style:text-properties officeooo:rsid="00440de7" officeooo:paragraph-rsid="00692614"/>
    </style:style>
    <style:style style:name="P53" style:family="paragraph" style:parent-style-name="Standard" style:list-style-name="L7">
      <style:text-properties officeooo:rsid="0060c815" officeooo:paragraph-rsid="0060c815"/>
    </style:style>
    <style:style style:name="P54" style:family="paragraph" style:parent-style-name="Standard" style:list-style-name="L9">
      <style:text-properties officeooo:rsid="0060c815" officeooo:paragraph-rsid="0065cbc8"/>
    </style:style>
    <style:style style:name="P55" style:family="paragraph" style:parent-style-name="Standard" style:list-style-name="L7">
      <style:text-properties officeooo:rsid="006226d4" officeooo:paragraph-rsid="006226d4"/>
    </style:style>
    <style:style style:name="P56" style:family="paragraph" style:parent-style-name="Standard" style:list-style-name="L9">
      <style:text-properties officeooo:rsid="006226d4" officeooo:paragraph-rsid="0065cbc8"/>
    </style:style>
    <style:style style:name="P57" style:family="paragraph" style:parent-style-name="Standard" style:list-style-name="L7">
      <style:text-properties officeooo:rsid="005dae60" officeooo:paragraph-rsid="005dae60"/>
    </style:style>
    <style:style style:name="P58" style:family="paragraph" style:parent-style-name="Standard" style:list-style-name="L7">
      <style:text-properties officeooo:rsid="005dae60" officeooo:paragraph-rsid="005e1029"/>
    </style:style>
    <style:style style:name="P59" style:family="paragraph" style:parent-style-name="Standard" style:list-style-name="L9">
      <style:text-properties officeooo:rsid="005dae60" officeooo:paragraph-rsid="006eb241"/>
    </style:style>
    <style:style style:name="P60" style:family="paragraph" style:parent-style-name="Standard" style:list-style-name="L9">
      <style:text-properties officeooo:rsid="005dae60" officeooo:paragraph-rsid="0065cbc8"/>
    </style:style>
    <style:style style:name="P61" style:family="paragraph" style:parent-style-name="Standard" style:list-style-name="L7">
      <style:text-properties officeooo:rsid="005e1029" officeooo:paragraph-rsid="005e1029"/>
    </style:style>
    <style:style style:name="P62" style:family="paragraph" style:parent-style-name="Standard" style:list-style-name="L9">
      <style:text-properties officeooo:rsid="0003efc4" officeooo:paragraph-rsid="0065cbc8" fo:background-color="#fff200"/>
    </style:style>
    <style:style style:name="P63" style:family="paragraph" style:parent-style-name="Standard" style:list-style-name="L9">
      <style:text-properties officeooo:rsid="0003efc4" officeooo:paragraph-rsid="0065cbc8" fo:background-color="#72bf44"/>
    </style:style>
    <style:style style:name="P64" style:family="paragraph" style:parent-style-name="Standard" style:list-style-name="L9">
      <style:text-properties officeooo:rsid="0060c815" officeooo:paragraph-rsid="0065cbc8" fo:background-color="#72bf44"/>
    </style:style>
    <style:style style:name="P65" style:family="paragraph" style:parent-style-name="Standard" style:list-style-name="L9">
      <style:text-properties officeooo:rsid="006226d4" officeooo:paragraph-rsid="0065cbc8" fo:background-color="#72bf44"/>
    </style:style>
    <style:style style:name="P66" style:family="paragraph" style:parent-style-name="Standard" style:list-style-name="L9">
      <style:text-properties officeooo:rsid="00692614" officeooo:paragraph-rsid="006c188a" fo:background-color="#72bf44"/>
    </style:style>
    <style:style style:name="P67" style:family="paragraph" style:parent-style-name="Standard" style:list-style-name="L9">
      <style:text-properties officeooo:rsid="006b0bbb" officeooo:paragraph-rsid="006c188a" fo:background-color="#72bf44"/>
    </style:style>
    <style:style style:name="P68" style:family="paragraph" style:parent-style-name="Standard" style:list-style-name="L9">
      <style:text-properties officeooo:rsid="006b0bbb" officeooo:paragraph-rsid="006eb241" fo:background-color="#72bf44"/>
    </style:style>
    <style:style style:name="P69" style:family="paragraph" style:parent-style-name="Standard" style:list-style-name="L9">
      <style:text-properties officeooo:rsid="005e1029" officeooo:paragraph-rsid="006f1094" fo:background-color="#72bf44"/>
    </style:style>
    <style:style style:name="P70" style:family="paragraph" style:parent-style-name="Standard" style:list-style-name="L9">
      <style:text-properties officeooo:rsid="005dae60" officeooo:paragraph-rsid="0065cbc8" fo:background-color="#72bf44"/>
    </style:style>
    <style:style style:name="P71" style:family="paragraph" style:parent-style-name="Standard" style:list-style-name="L7">
      <style:text-properties officeooo:rsid="007a7f68" officeooo:paragraph-rsid="007c6c22" fo:background-color="#72bf44"/>
    </style:style>
    <style:style style:name="P72" style:family="paragraph" style:parent-style-name="Standard" style:list-style-name="L7">
      <style:text-properties officeooo:rsid="007b1258" officeooo:paragraph-rsid="007cb1e6" fo:background-color="#72bf44"/>
    </style:style>
    <style:style style:name="P73" style:family="paragraph" style:parent-style-name="Standard" style:list-style-name="L7">
      <style:text-properties officeooo:rsid="007b1258" officeooo:paragraph-rsid="007c6c22" fo:background-color="#72bf44"/>
    </style:style>
    <style:style style:name="P74" style:family="paragraph" style:parent-style-name="Standard" style:list-style-name="L9">
      <style:text-properties officeooo:rsid="00692614" officeooo:paragraph-rsid="006c188a"/>
    </style:style>
    <style:style style:name="P75" style:family="paragraph" style:parent-style-name="Standard" style:list-style-name="L7">
      <style:text-properties officeooo:rsid="007a7f68" officeooo:paragraph-rsid="007a7f68"/>
    </style:style>
    <style:style style:name="P76" style:family="paragraph" style:parent-style-name="Standard" style:list-style-name="L7">
      <style:text-properties officeooo:rsid="007a7f68" officeooo:paragraph-rsid="007c6c22"/>
    </style:style>
    <style:style style:name="P77" style:family="paragraph" style:parent-style-name="Standard" style:list-style-name="L7">
      <style:text-properties officeooo:rsid="007b1258" officeooo:paragraph-rsid="007b1258"/>
    </style:style>
    <style:style style:name="P78" style:family="paragraph" style:parent-style-name="Standard" style:list-style-name="L7">
      <style:text-properties officeooo:rsid="007b1258" officeooo:paragraph-rsid="007c6c22"/>
    </style:style>
    <style:style style:name="P79" style:family="paragraph" style:parent-style-name="Standard">
      <style:text-properties officeooo:rsid="007b5afa" officeooo:paragraph-rsid="007b5afa"/>
    </style:style>
    <style:style style:name="P80" style:family="paragraph" style:parent-style-name="Standard">
      <style:text-properties officeooo:rsid="007b5afa" officeooo:paragraph-rsid="007c6c22"/>
    </style:style>
    <style:style style:name="P81" style:family="paragraph" style:parent-style-name="Text_20_body" style:list-style-name="L4">
      <style:text-properties fo:font-style="normal" officeooo:rsid="004991a3" officeooo:paragraph-rsid="004991a3" style:font-style-asian="normal" style:font-style-complex="normal"/>
    </style:style>
    <style:style style:name="P82" style:family="paragraph" style:parent-style-name="Text_20_body" style:list-style-name="L1">
      <style:paragraph-properties fo:margin-top="0cm" fo:margin-bottom="0.25cm" loext:contextual-spacing="true"/>
      <style:text-properties fo:font-style="normal" officeooo:rsid="00480198" officeooo:paragraph-rsid="00480198" style:font-style-asian="normal" style:font-style-complex="normal"/>
    </style:style>
    <style:style style:name="P83" style:family="paragraph" style:parent-style-name="Text_20_body" style:list-style-name="L2">
      <style:paragraph-properties fo:margin-top="0cm" fo:margin-bottom="0.25cm" loext:contextual-spacing="true"/>
      <style:text-properties fo:font-style="normal" officeooo:rsid="004b0895" officeooo:paragraph-rsid="004b0895" style:font-style-asian="normal" style:font-style-complex="normal"/>
    </style:style>
    <style:style style:name="P84" style:family="paragraph" style:parent-style-name="Text_20_body" style:list-style-name="L8">
      <style:paragraph-properties fo:margin-top="0cm" fo:margin-bottom="0.25cm" loext:contextual-spacing="true"/>
      <style:text-properties fo:font-style="normal" officeooo:rsid="0052f995" officeooo:paragraph-rsid="0073f46f" style:font-style-asian="normal" style:font-style-complex="normal"/>
    </style:style>
    <style:style style:name="P85" style:family="paragraph" style:parent-style-name="Text_20_body" style:list-style-name="L8">
      <style:paragraph-properties fo:margin-top="0cm" fo:margin-bottom="0.25cm" loext:contextual-spacing="true"/>
      <style:text-properties fo:font-style="normal" officeooo:rsid="004acb43" officeooo:paragraph-rsid="0073f46f" style:font-style-asian="normal" style:font-style-complex="normal"/>
    </style:style>
    <style:style style:name="P86" style:family="paragraph" style:parent-style-name="Text_20_body" style:list-style-name="L8">
      <style:paragraph-properties fo:margin-top="0cm" fo:margin-bottom="0.25cm" loext:contextual-spacing="true"/>
      <style:text-properties fo:font-style="normal" officeooo:rsid="004acb43" officeooo:paragraph-rsid="00512d9d" style:font-style-asian="normal" style:font-style-complex="normal"/>
    </style:style>
    <style:style style:name="P87" style:family="paragraph" style:parent-style-name="Text_20_body" style:list-style-name="L8">
      <style:paragraph-properties fo:margin-top="0cm" fo:margin-bottom="0.25cm" loext:contextual-spacing="true"/>
      <style:text-properties fo:font-style="normal" officeooo:rsid="0073f46f" officeooo:paragraph-rsid="0073f46f" style:font-style-asian="normal" style:font-style-complex="normal"/>
    </style:style>
    <style:style style:name="P88" style:family="paragraph" style:parent-style-name="Text_20_body" style:list-style-name="L8">
      <style:paragraph-properties fo:margin-top="0cm" fo:margin-bottom="0.25cm" loext:contextual-spacing="true"/>
      <style:text-properties fo:font-style="normal" officeooo:rsid="0075e8d3" officeooo:paragraph-rsid="0075e8d3" style:font-style-asian="normal" style:font-style-complex="normal"/>
    </style:style>
    <style:style style:name="P89" style:family="paragraph" style:parent-style-name="Text_20_body" style:list-style-name="L8">
      <style:paragraph-properties fo:margin-top="0cm" fo:margin-bottom="0.25cm" loext:contextual-spacing="true"/>
      <style:text-properties fo:font-style="normal" officeooo:rsid="0063e0d1" officeooo:paragraph-rsid="0063e0d1" style:font-style-asian="normal" style:font-style-complex="normal"/>
    </style:style>
    <style:style style:name="P90" style:family="paragraph" style:parent-style-name="Text_20_body" style:list-style-name="L8">
      <style:paragraph-properties fo:margin-top="0cm" fo:margin-bottom="0.25cm" loext:contextual-spacing="true"/>
      <style:text-properties fo:font-style="normal" officeooo:rsid="005c585a" officeooo:paragraph-rsid="005c585a" style:font-style-asian="normal" style:font-style-complex="normal"/>
    </style:style>
    <style:style style:name="P91" style:family="paragraph" style:parent-style-name="Text_20_body" style:list-style-name="L8">
      <style:paragraph-properties fo:margin-top="0cm" fo:margin-bottom="0.25cm" loext:contextual-spacing="true"/>
      <style:text-properties fo:font-style="normal" officeooo:rsid="0059d827" officeooo:paragraph-rsid="0059d827" style:font-style-asian="normal" style:font-style-complex="normal"/>
    </style:style>
    <style:style style:name="P92" style:family="paragraph" style:parent-style-name="Text_20_body" style:list-style-name="L8">
      <style:paragraph-properties fo:margin-top="0cm" fo:margin-bottom="0.25cm" loext:contextual-spacing="true"/>
      <style:text-properties fo:font-style="normal" officeooo:rsid="0065cbc8" officeooo:paragraph-rsid="0065cbc8" style:font-style-asian="normal" style:font-style-complex="normal"/>
    </style:style>
    <style:style style:name="P93" style:family="paragraph" style:parent-style-name="Text_20_body" style:list-style-name="L8">
      <style:paragraph-properties fo:margin-top="0cm" fo:margin-bottom="0.25cm" loext:contextual-spacing="true"/>
      <style:text-properties fo:font-style="normal" officeooo:rsid="0076f4ca" officeooo:paragraph-rsid="0076f4ca" style:font-style-asian="normal" style:font-style-complex="normal"/>
    </style:style>
    <style:style style:name="P94" style:family="paragraph" style:parent-style-name="Text_20_body" style:list-style-name="L2">
      <style:paragraph-properties fo:margin-top="0cm" fo:margin-bottom="0.25cm" loext:contextual-spacing="true"/>
      <style:text-properties officeooo:rsid="00440de7" officeooo:paragraph-rsid="00440de7"/>
    </style:style>
    <style:style style:name="P95" style:family="paragraph" style:parent-style-name="Text_20_body" style:list-style-name="L2">
      <style:paragraph-properties fo:margin-top="0cm" fo:margin-bottom="0.25cm" loext:contextual-spacing="true"/>
      <style:text-properties officeooo:rsid="00480198" officeooo:paragraph-rsid="00480198"/>
    </style:style>
    <style:style style:name="P96" style:family="paragraph" style:parent-style-name="Text_20_body" style:list-style-name="L2">
      <style:paragraph-properties fo:margin-top="0cm" fo:margin-bottom="0.25cm" loext:contextual-spacing="true"/>
      <style:text-properties officeooo:rsid="005562cc" officeooo:paragraph-rsid="005562cc"/>
    </style:style>
    <style:style style:name="P97" style:family="paragraph" style:parent-style-name="Text_20_body" style:list-style-name="L2">
      <style:paragraph-properties fo:margin-top="0cm" fo:margin-bottom="0.25cm" loext:contextual-spacing="true"/>
      <style:text-properties officeooo:rsid="0056c960" officeooo:paragraph-rsid="0056c960"/>
    </style:style>
    <style:style style:name="P98" style:family="paragraph" style:parent-style-name="Text_20_body" style:list-style-name="L2">
      <style:paragraph-properties fo:margin-top="0cm" fo:margin-bottom="0.25cm" loext:contextual-spacing="true"/>
      <style:text-properties officeooo:rsid="004991a3" officeooo:paragraph-rsid="004991a3"/>
    </style:style>
    <style:style style:name="P99" style:family="paragraph" style:parent-style-name="Heading_20_3">
      <style:text-properties officeooo:rsid="00440de7" officeooo:paragraph-rsid="00440de7"/>
    </style:style>
    <style:style style:name="P100" style:family="paragraph" style:parent-style-name="Heading_20_3">
      <style:text-properties officeooo:paragraph-rsid="002899f0"/>
    </style:style>
    <style:style style:name="P101" style:family="paragraph" style:parent-style-name="Heading_20_3">
      <style:text-properties officeooo:rsid="0006a612" officeooo:paragraph-rsid="002899f0"/>
    </style:style>
    <style:style style:name="P102" style:family="paragraph" style:parent-style-name="Heading_20_3">
      <style:text-properties officeooo:paragraph-rsid="001b0b50"/>
    </style:style>
    <style:style style:name="P103" style:family="paragraph" style:parent-style-name="Heading_20_3">
      <style:text-properties officeooo:paragraph-rsid="004991a3"/>
    </style:style>
    <style:style style:name="P104" style:family="paragraph" style:parent-style-name="Heading_20_3">
      <style:text-properties officeooo:paragraph-rsid="00105d35"/>
    </style:style>
    <style:style style:name="T1" style:family="text">
      <style:text-properties fo:font-style="italic" style:font-style-asian="italic" style:font-style-complex="italic"/>
    </style:style>
    <style:style style:name="T2" style:family="text">
      <style:text-properties fo:font-style="italic" officeooo:rsid="00059531" style:font-style-asian="italic" style:font-style-complex="italic"/>
    </style:style>
    <style:style style:name="T3" style:family="text">
      <style:text-properties fo:font-style="italic" officeooo:rsid="0020c679" style:font-style-asian="italic" style:font-style-complex="italic"/>
    </style:style>
    <style:style style:name="T4" style:family="text">
      <style:text-properties fo:font-style="italic" officeooo:rsid="00250173" style:font-style-asian="italic" style:font-style-complex="italic"/>
    </style:style>
    <style:style style:name="T5" style:family="text">
      <style:text-properties fo:font-style="italic" officeooo:rsid="002595a0" style:font-style-asian="italic" style:font-style-complex="italic"/>
    </style:style>
    <style:style style:name="T6" style:family="text">
      <style:text-properties fo:font-style="italic" officeooo:rsid="00480198" style:font-style-asian="italic" style:font-style-complex="italic"/>
    </style:style>
    <style:style style:name="T7" style:family="text">
      <style:text-properties fo:font-style="italic" officeooo:rsid="00579431" style:font-style-asian="italic" style:font-style-complex="italic"/>
    </style:style>
    <style:style style:name="T8" style:family="text">
      <style:text-properties fo:font-style="italic" officeooo:rsid="0057bd4f" style:font-style-asian="italic" style:font-style-complex="italic"/>
    </style:style>
    <style:style style:name="T9" style:family="text">
      <style:text-properties fo:font-style="italic" officeooo:rsid="005a11ac" style:font-style-asian="italic" style:font-style-complex="italic"/>
    </style:style>
    <style:style style:name="T10" style:family="text">
      <style:text-properties fo:font-style="italic" officeooo:rsid="00679feb" style:font-style-asian="italic" style:font-style-complex="italic"/>
    </style:style>
    <style:style style:name="T11" style:family="text">
      <style:text-properties fo:font-style="italic" officeooo:rsid="00679feb" fo:background-color="transparent" loext:char-shading-value="0" style:font-style-asian="italic" style:font-style-complex="italic"/>
    </style:style>
    <style:style style:name="T12" style:family="text">
      <style:text-properties officeooo:rsid="00105d35"/>
    </style:style>
    <style:style style:name="T13" style:family="text">
      <style:text-properties fo:background-color="#72bf44" loext:char-shading-value="0"/>
    </style:style>
    <style:style style:name="T14" style:family="text">
      <style:text-properties officeooo:rsid="00110b2f"/>
    </style:style>
    <style:style style:name="T15" style:family="text">
      <style:text-properties fo:font-style="normal" style:font-style-asian="normal" style:font-style-complex="normal"/>
    </style:style>
    <style:style style:name="T16" style:family="text">
      <style:text-properties fo:font-style="normal" officeooo:rsid="00117136" style:font-style-asian="normal" style:font-style-complex="normal"/>
    </style:style>
    <style:style style:name="T17" style:family="text">
      <style:text-properties fo:font-style="normal" officeooo:rsid="00154562" style:font-style-asian="normal" style:font-style-complex="normal"/>
    </style:style>
    <style:style style:name="T18" style:family="text">
      <style:text-properties fo:font-style="normal" officeooo:rsid="0002bd42" style:font-style-asian="normal" style:font-style-complex="normal"/>
    </style:style>
    <style:style style:name="T19" style:family="text">
      <style:text-properties fo:font-style="normal" officeooo:rsid="001df4b1" style:font-style-asian="normal" style:font-style-complex="normal"/>
    </style:style>
    <style:style style:name="T20" style:family="text">
      <style:text-properties fo:font-style="normal" officeooo:rsid="004b0895" style:font-style-asian="normal" style:font-style-complex="normal"/>
    </style:style>
    <style:style style:name="T21" style:family="text">
      <style:text-properties fo:font-style="normal" officeooo:rsid="00440de7" style:font-style-asian="normal" style:font-style-complex="normal"/>
    </style:style>
    <style:style style:name="T22" style:family="text">
      <style:text-properties officeooo:rsid="00159839"/>
    </style:style>
    <style:style style:name="T23" style:family="text">
      <style:text-properties officeooo:rsid="0002bd42"/>
    </style:style>
    <style:style style:name="T24" style:family="text">
      <style:text-properties officeooo:rsid="003d2b37"/>
    </style:style>
    <style:style style:name="T25" style:family="text">
      <style:text-properties officeooo:rsid="003db169"/>
    </style:style>
    <style:style style:name="T26" style:family="text">
      <style:text-properties officeooo:rsid="00428783"/>
    </style:style>
    <style:style style:name="T27" style:family="text">
      <style:text-properties officeooo:rsid="00440de7"/>
    </style:style>
    <style:style style:name="T28" style:family="text">
      <style:text-properties fo:font-weight="bold" style:font-weight-asian="bold" style:font-weight-complex="bold"/>
    </style:style>
    <style:style style:name="T29" style:family="text">
      <style:text-properties officeooo:rsid="00480198"/>
    </style:style>
    <style:style style:name="T30" style:family="text">
      <style:text-properties officeooo:rsid="004991a3"/>
    </style:style>
    <style:style style:name="T31" style:family="text">
      <style:text-properties officeooo:rsid="004a30d2"/>
    </style:style>
    <style:style style:name="T32" style:family="text">
      <style:text-properties officeooo:rsid="004ce64c"/>
    </style:style>
    <style:style style:name="T33" style:family="text">
      <style:text-properties officeooo:rsid="004f43cf"/>
    </style:style>
    <style:style style:name="T34" style:family="text">
      <style:text-properties officeooo:rsid="0056c960"/>
    </style:style>
    <style:style style:name="T35" style:family="text">
      <style:text-properties officeooo:rsid="005f85e5"/>
    </style:style>
    <style:style style:name="T36" style:family="text">
      <style:text-properties fo:background-color="#fff200" loext:char-shading-value="0"/>
    </style:style>
    <style:style style:name="T37" style:family="text">
      <style:text-properties officeooo:rsid="005f85e5" fo:background-color="#fff200" loext:char-shading-value="0"/>
    </style:style>
    <style:style style:name="T38" style:family="text">
      <style:text-properties officeooo:rsid="00692614"/>
    </style:style>
    <style:style style:name="T39" style:family="text">
      <style:text-properties officeooo:rsid="006b0bbb"/>
    </style:style>
    <style:style style:name="T40" style:family="text">
      <style:text-properties officeooo:rsid="0070e8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6">Klimageräte</text:span>-Programm <text:span text:style-name="T26">24.-30.</text:span> Mai 2018</text:h>
      <text:p text:style-name="P3"/>
      <text:h text:style-name="P99" text:outline-level="3">Anforderungs-Spezifikation</text:h>
      <text:p text:style-name="P2">Das Programm soll eine Liste mit maximal 100 Klimageräten verwalten.</text:p>
      <text:p text:style-name="P2"><text:span text:style-name="T28">Klimageräte haben folgende Eigenschaften</text:span>, die wiederum wie angegeben beschränkt werden <text:span text:style-name="T1">(die Beschränkungen und Annahmen müssten ggf. mit dem Auftraggeber abgestimmt werden, denn sie sind tlw. </text:span><text:span text:style-name="T6">n</text:span><text:span text:style-name="T1">otwendig, aber nicht in der formulierten Aufgabenstellung enthalten).</text:span></text:p>
      <text:list xml:id="list1644070566" text:style-name="L1">
        <text:list-item>
          <text:p text:style-name="P82">Modellbezeichnung → String mit max. 255 Zeichen</text:p>
        </text:list-item>
        <text:list-item>
          <text:p text:style-name="P82">Kälteleistung → int, größer als 0, Einheit: Watt</text:p>
        </text:list-item>
        <text:list-item>
          <text:p text:style-name="P82">Stromverbrauch → int, größer als 0, Einheit: Watt</text:p>
        </text:list-item>
        <text:list-item>
          <text:p text:style-name="P82">Abmessungen</text:p>
          <text:list>
            <text:list-item>
              <text:p text:style-name="P82">Breite → int, größer als 0, Einheit: cm</text:p>
            </text:list-item>
            <text:list-item>
              <text:p text:style-name="P82">Höhe → int, größer als 0, Einheit: cm</text:p>
            </text:list-item>
            <text:list-item>
              <text:p text:style-name="P82">Tiefe → int, größer als 0, Einheit: cm</text:p>
            </text:list-item>
          </text:list>
        </text:list-item>
        <text:list-item>
          <text:p text:style-name="P82">Preis → Fließkommazahl, größer als 0, Einheit: EUR</text:p>
          <text:list>
            <text:list-item>
              <text:p text:style-name="P82">Ein- und Ausgabe: jeweils mit maximal 2 Nachkommastellen</text:p>
            </text:list-item>
          </text:list>
        </text:list-item>
      </text:list>
      <text:p text:style-name="P2">Bezüglich Interaktionen sind 4 grobe „Unterprogramme“ <text:span text:style-name="T29">(die über ein Text-basiertes Menü aufgerufen werden)</text:span> gefordert:</text:p>
      <text:list xml:id="list3134685591" text:style-name="L2">
        <text:list-item>
          <text:p text:style-name="P94">„<text:span text:style-name="T29">1“ - </text:span>Eingabe Klimagerät <text:span text:style-name="T31">(Datensatz)</text:span></text:p>
          <text:list>
            <text:list-item>
              <text:p text:style-name="P95">Daten erfassen, an Liste anhängen (bzw. an freier Stelle einfügen)<text:span text:style-name="T1"> UND/ODER</text:span></text:p>
            </text:list-item>
            <text:list-item>
              <text:p text:style-name="P95">Daten erfassen, an eingegebener Position speichern (ggf. warnen, dass überschrieben wird)</text:p>
            </text:list-item>
          </text:list>
        </text:list-item>
        <text:list-item>
          <text:p text:style-name="P94">„<text:span text:style-name="T29">2“ - </text:span>Ausgabe</text:p>
          <text:list>
            <text:list-item>
              <text:p text:style-name="P94">Liste der Klimageräte</text:p>
            </text:list-item>
            <text:list-item>
              <text:p text:style-name="P94">einzelnes Klimageräte (Details)</text:p>
            </text:list-item>
          </text:list>
        </text:list-item>
        <text:list-item>
          <text:p text:style-name="P94">„<text:span text:style-name="T29">3“ - Ersetzen</text:span></text:p>
          <text:list>
            <text:list-item>
              <text:p text:style-name="P95">(Ausgabe der Liste?)</text:p>
            </text:list-item>
            <text:list-item>
              <text:p text:style-name="P96">Wichtig: Nur tatsächlich bestehende Einträge zur Auswahl zulassen! (Klärung 25.05.)</text:p>
            </text:list-item>
            <text:list-item>
              <text:p text:style-name="P95">Daten erfassen, an eingegebener Position speichern</text:p>
            </text:list-item>
          </text:list>
        </text:list-item>
        <text:list-item>
          <text:p text:style-name="P95">„4“ - Suchen</text:p>
          <text:list>
            <text:list-item>
              <text:p text:style-name="P95">Nach jede<text:span text:style-name="T30">r Eigenschaft soll gesucht werden können → „Assistent“ bzw. Untermenü(s)</text:span> </text:p>
            </text:list-item>
            <text:list-item>
              <text:p text:style-name="P97">Klärung der Details mit dem Auftraggeber (25. Mai):</text:p>
              <text:list>
                <text:list-item>
                  <text:p text:style-name="P97">Bezeichnung: Finden, wenn Suchausdruck <text:span text:style-name="T1">enthalten</text:span> ist.</text:p>
                </text:list-item>
                <text:list-item>
                  <text:p text:style-name="P97">Kälteleistung, Stromverbrauch, Abmessungen: Finden, wenn Wert übereinstimmt<text:line-break/><text:span text:style-name="T9">(ich nehme mir die Freiheit die Suche nach einer minimalen Kälteleistung, einer maximalen elektrischen Leistung, maximalen Abmessungen (getrennt / unabhängig B/H/T) und einer Preisspanne zu ermöglichen)</text:span></text:p>
                </text:list-item>
                <text:list-item>
                  <text:p text:style-name="P97">Preis: Ober- und Untergrenze als Kriterium erfragen</text:p>
                </text:list-item>
                <text:list-item>
                  <text:p text:style-name="P97">Anforderung: Treffer als Liste (mehr als einer) oder Detailansicht (genau 1), bzw. Meldung „keine Treffer“</text:p>
                </text:list-item>
              </text:list>
            </text:list-item>
          </text:list>
        </text:list-item>
        <text:list-item>
          <text:p text:style-name="P98">„5“ - Programmende</text:p>
          <text:list>
            <text:list-item>
              <text:p text:style-name="P83"><text:span text:style-name="T34">Klärung am 25. Mai</text:span>: S<text:span text:style-name="T23">tillschweigend auch „q“/„Q“/„x“/„X“/ESC akzeptieren. </text:span></text:p>
            </text:list-item>
          </text:list>
        </text:list-item>
      </text:list>
      <text:p text:style-name="P25"/>
      <text:p text:style-name="P21">Wie viele Klimageräte sollen maximal erfasst werden? (Annahme: <text:span text:style-name="T27">MAX_GERAETE → </text:span>100, kann im Code als Konstante verändert werden). <text:span text:style-name="T34">Klärung am 25. Mai: okay.</text:span></text:p>
      <text:p text:style-name="P19"><text:soft-page-break/></text:p>
      <text:p text:style-name="P24"/>
      <text:h text:style-name="P100" text:outline-level="3">Überlegungen</text:h>
      <text:p text:style-name="P15">Für die Menüführung und Eingaben soll auf früher schon implementierte Funktionen zurückgegriffen werden – z.B. aus dem Zahlenreihen-Programm.</text:p>
      <text:p text:style-name="P14"/>
      <text:p text:style-name="P14">Jedes Klimagerät wird mit seinen Eigenschaften als Daten-Element der Struktur „t_klimageraet“ repräsentiert.</text:p>
      <text:p text:style-name="P16">Um mehrere Datensätze zu verwalten, verwenden wir eine „Liste“, d.h. über die Position der Einträge adressierbarer Zugriff. Die Liste wiederum wird als Array implementiert. Um zu kennzeichnen, ob in einem Datensatz „ernstgemeinte“ Datei liegen oder nicht, wird ein gesonderter Status erfasst.</text:p>
      <text:p text:style-name="P5"/>
      <text:p text:style-name="P17">Da beim Testen vermutlich viele Schleifen aus Programmausführung, Code-Änderung und Neukompilierung anfallen werden, werde ich die Generierung von Test-Daten ohne manuelle Neueingaben implementieren. → lib/klimageraete-test.c → initTest()</text:p>
      <text:p text:style-name="P17"/>
      <text:p text:style-name="P18">Um die Eingabe mit Gültigkeitprüfung zu vereinfachen (die Anzahl Code-Zeilen zu reduzieren, bessere Übersicht zu ermöglichen) werden die „rohen“ Helferfunktionen zur Eingabe von Text und Zahlen mit weiteren Wrapper-Funktionen versehen, z.B. <text:span text:style-name="T8">int </text:span><text:span text:style-name="T1">eingabe</text:span><text:span text:style-name="T7">Int</text:span><text:span text:style-name="T1">Gr0(char * fehlermeldung)</text:span>.</text:p>
      <text:p text:style-name="P6"/>
      <text:p text:style-name="P5"/>
      <text:h text:style-name="P101" text:outline-level="3">Konstanten</text:h>
      <text:p text:style-name="P4"><text:span text:style-name="T2">(w</text:span><text:span text:style-name="T3">e</text:span><text:span text:style-name="T2">rd</text:span><text:span text:style-name="T3">en </text:span><text:span text:style-name="T2">im Code </text:span><text:span text:style-name="T5">global</text:span><text:span text:style-name="T2"> per #define </text:span><text:span text:style-name="T4">deklariert</text:span><text:span text:style-name="T2">)</text:span></text:p>
      <text:p text:style-name="P13"/>
      <text:p text:style-name="P3">MAX_<text:span text:style-name="T27">GERAETE</text:span> → <text:span text:style-name="T27">maximale Anzahl an Geräten</text:span> </text:p>
      <text:p text:style-name="P9"/>
      <text:p text:style-name="P9"/>
      <text:h text:style-name="P102" text:outline-level="3">Helferfunktionen</text:h>
      <text:p text:style-name="P12">(vorhanden, eigene „Bibliotheken“)</text:p>
      <text:list xml:id="list3768764738" text:style-name="L3">
        <text:list-item>
          <text:p text:style-name="P26">void cls()</text:p>
          <text:list>
            <text:list-item>
              <text:p text:style-name="P26">Plattform-unabhängige Implementierung für „Bildschirm löschen“</text:p>
            </text:list-item>
          </text:list>
        </text:list-item>
        <text:list-item>
          <text:p text:style-name="P27">char* textEingabeEinZeichenOhneEcho():</text:p>
          <text:list>
            <text:list-item>
              <text:p text:style-name="P28">wartet auf einen Tastendruck und gibt bei Bedarf den Wert als char zurück</text:p>
            </text:list-item>
            <text:list-item>
              <text:p text:style-name="P37">selbst geschriebene Bibliotheksfunktion aus lib/texteingabe.c</text:p>
            </text:list-item>
          </text:list>
        </text:list-item>
        <text:list-item>
          <text:p text:style-name="P28">double fliesskommaEingabe(int maxVorKommaStellen, int maxNachKommaStellen):</text:p>
          <text:list>
            <text:list-item>
              <text:p text:style-name="P28">liest eine Zahl von der Tastatur ein und unterbindet dabei Fehleingaben</text:p>
            </text:list-item>
            <text:list-item>
              <text:p text:style-name="P28">mit 0 als Wert für maxNachKommaStellen lässt sich auch die Eingabe von Zahlen ohne Komma erzwingen</text:p>
            </text:list-item>
            <text:list-item>
              <text:p text:style-name="P37">selbst geschriebene Bibliotheksfunktion aus lib/texteingabe.c</text:p>
            </text:list-item>
          </text:list>
        </text:list-item>
        <text:list-item>
          <text:p text:style-name="P29"><text:span text:style-name="T32">warteAufTaste</text:span>():</text:p>
          <text:list>
            <text:list-item>
              <text:p text:style-name="P38"><text:span text:style-name="T18">M</text:span><text:span text:style-name="T15">eldung ausgeben, dass auf einen Tastendruck gewartet wird.</text:span></text:p>
            </text:list-item>
            <text:list-item>
              <text:p text:style-name="P31">Auf einen beliebigen Tastendruck warten</text:p>
              <text:list>
                <text:list-item>
                  <text:p text:style-name="P34"><text:span text:style-name="T23">b</text:span>enutzt<text:span text:style-name="T1"> </text:span><text:span text:style-name="T22">textEingabeEinZeichenOhneEcho()</text:span></text:p>
                </text:list-item>
              </text:list>
            </text:list-item>
          </text:list>
        </text:list-item>
      </text:list>
      <text:p text:style-name="P10"/>
      <text:h text:style-name="Heading_20_3" text:outline-level="3">Initialisierung</text:h>
      <text:list xml:id="list2967840788" text:style-name="L4">
        <text:list-item>
          <text:p text:style-name="P81">Ggf. (während der Test-Phase): vorbereitete Test-Daten automatisch erzeugen</text:p>
        </text:list-item>
      </text:list>
      <text:h text:style-name="P103" text:outline-level="3">Hauptschleife</text:h>
      <text:list xml:id="list963119287" text:style-name="L5">
        <text:list-item>
          <text:p text:style-name="P39">Bildschirm löschen</text:p>
        </text:list-item>
        <text:list-item>
          <text:p text:style-name="P44"><text:soft-page-break/>Startmeldung des Programms anzeigen:</text:p>
        </text:list-item>
        <text:list-item>
          <text:p text:style-name="P40">Menü anzeigen: Funktion „<text:span text:style-name="T30">zeigeHauptMenu</text:span>()“ aufrufen</text:p>
        </text:list-item>
        <text:list-item>
          <text:p text:style-name="P41">Auf Eingabe (einzelner Tastendruck) warten</text:p>
        </text:list-item>
        <text:list-item>
          <text:p text:style-name="P41">Bildschirm löschen</text:p>
        </text:list-item>
        <text:list-item>
          <text:p text:style-name="P40">Fallunterscheidung je nach Eingabe:</text:p>
          <text:list>
            <text:list-item>
              <text:p text:style-name="P40">„1“ <text:span text:style-name="T14">(eingeben)</text:span></text:p>
              <text:list>
                <text:list-item>
                  <text:p text:style-name="P45">freien Speicherplatz suchen bzw. Nummer des Listeneintrags wählen lassen</text:p>
                </text:list-item>
                <text:list-item>
                  <text:p text:style-name="P45">Funktion zum Eingeben für den entsprechende Datensatz aufrufen</text:p>
                </text:list-item>
              </text:list>
            </text:list-item>
            <text:list-item>
              <text:p text:style-name="P40">„2“ <text:span text:style-name="T14">(ausgeben)</text:span></text:p>
              <text:list>
                <text:list-item>
                  <text:p text:style-name="P45">Funktion(en) zum Anzeigen als Liste aufrufen</text:p>
                </text:list-item>
                <text:list-item>
                  <text:p text:style-name="P30">Funktion „warteAufTaste()“ aufrufen</text:p>
                </text:list-item>
              </text:list>
            </text:list-item>
            <text:list-item>
              <text:p text:style-name="P32">„<text:span text:style-name="T14">3“ (ersetzen)</text:span></text:p>
              <text:list>
                <text:list-item>
                  <text:p text:style-name="P46"><text:span text:style-name="T15">Funktion „statistik</text:span><text:span text:style-name="T16">Ausgeben</text:span><text:span text:style-name="T15">(…, </text:span><text:span text:style-name="T19">STATISTIK_</text:span><text:span text:style-name="T15">MIN)“ aufrufen</text:span></text:p>
                </text:list-item>
                <text:list-item>
                  <text:p text:style-name="P30">Funktion „warteAufTaste()“ aufrufen</text:p>
                </text:list-item>
              </text:list>
            </text:list-item>
            <text:list-item>
              <text:p text:style-name="P33">„<text:span text:style-name="T14">4“ (suchen)</text:span></text:p>
              <text:list>
                <text:list-item>
                  <text:p text:style-name="P35">Funktionsaufurf, siehe Suchfunktion</text:p>
                </text:list-item>
              </text:list>
            </text:list-item>
            <text:list-item>
              <text:p text:style-name="P46"><text:span text:style-name="T15">„</text:span><text:span text:style-name="T17">5“ </text:span><text:span text:style-name="T20">(beenden)</text:span></text:p>
              <text:list>
                <text:list-item>
                  <text:p text:style-name="P42"><text:s/>(<text:span text:style-name="T25">stillschweigend </text:span>auch „q“/„Q“/„x“/„X“/ESC <text:span text:style-name="T24">akzeptieren</text:span>)?</text:p>
                </text:list-item>
                <text:list-item>
                  <text:p text:style-name="P40">Programm beenden = Hauptschleife verlassen</text:p>
                </text:list-item>
              </text:list>
            </text:list-item>
          </text:list>
        </text:list-item>
        <text:list-item>
          <text:p text:style-name="P40">&lt;Ende / Wiederholung der Hauptschleife&gt;</text:p>
        </text:list-item>
      </text:list>
      <text:p text:style-name="P3"/>
      <text:h text:style-name="Heading_20_3" text:outline-level="3">Suchfunktion</text:h>
      <text:list xml:id="list3678629073" text:style-name="L6">
        <text:list-item>
          <text:p text:style-name="P43">Bildschirm löschen</text:p>
        </text:list-item>
        <text:list-item>
          <text:p text:style-name="P47">Menü-Auswahl „Nach welchem Kriterium?“</text:p>
        </text:list-item>
        <text:list-item>
          <text:p text:style-name="P47">entsprechendes Kriterium (oder Kriterien…) eingeben</text:p>
        </text:list-item>
        <text:list-item>
          <text:p text:style-name="P47">eigentliche Suche</text:p>
        </text:list-item>
        <text:list-item>
          <text:p text:style-name="P47">Ausgabe des Ergebnisses / der Ergebnisses</text:p>
          <text:list>
            <text:list-item>
              <text:p text:style-name="P47">mehr als ein Ergebnis→ dafür gefilterte Variante der Listen-Ausgabe verwenden</text:p>
            </text:list-item>
            <text:list-item>
              <text:p text:style-name="P47">genau ein Ergebnis: Variante der Detail-Anzeige verwenden</text:p>
            </text:list-item>
            <text:list-item>
              <text:p text:style-name="P47">kein Ergebnis: Meldung</text:p>
            </text:list-item>
            <text:list-item>
              <text:p text:style-name="P47">ggf. Aktionen anbieten (Detail-Ansicht, ersetzen, löschen)</text:p>
            </text:list-item>
            <text:list-item>
              <text:p text:style-name="P47">Rückkehr ins Hauptmenü (ggf. auf Taste warten)</text:p>
            </text:list-item>
          </text:list>
        </text:list-item>
      </text:list>
      <text:p text:style-name="P3"/>
      <text:h text:style-name="Heading_20_3" text:outline-level="3">Test-Plan</text:h>
      <text:list xml:id="list2431177232" text:style-name="L7">
        <text:list-item>
          <text:p text:style-name="P48">im Menü eine nicht vorgesehene Taste drücken: Erwartung: nichts passiert.</text:p>
        </text:list-item>
        <text:list-item>
          <text:p text:style-name="P50">Eingabe von Texten:</text:p>
          <text:list>
            <text:list-item>
              <text:p text:style-name="P50">leere Eingabe: wird je nach Anforderung akzeptiert bzw. verweigert …</text:p>
            </text:list-item>
            <text:list-item>
              <text:p text:style-name="P50">zu lange Eingabe: überzählige Zeichen werden ignoriert</text:p>
            </text:list-item>
          </text:list>
        </text:list-item>
        <text:list-item>
          <text:p text:style-name="P48">Eingabe von Zahlen:</text:p>
          <text:list>
            <text:list-item>
              <text:p text:style-name="P48">leere Eingabe: Erwartung: wird verweigert / nicht akzeptiert</text:p>
            </text:list-item>
            <text:list-item>
              <text:p text:style-name="P48">Buchstaben oder Sonderzeichen eingeben: Erwartung: wird ignoriert</text:p>
            </text:list-item>
            <text:list-item>
              <text:p text:style-name="P48">zu lange Zahl eingeben (12345678900): Erwartung: wird begrenzt / nicht akzeptiert</text:p>
            </text:list-item>
          </text:list>
        </text:list-item>
        <text:list-item>
          <text:p text:style-name="P53">neue Geräte anlegen:</text:p>
          <text:list>
            <text:list-item>
              <text:p text:style-name="P53">leere Modellbezeichnung soll nicht akzeptiert werden</text:p>
            </text:list-item>
            <text:list-item>
              <text:p text:style-name="P55">korrekte Eingabe des Preises prüfen</text:p>
              <text:list>
                <text:list-item>
                  <text:p text:style-name="P55">darf nicht kleiner als 0 sein</text:p>
                </text:list-item>
                <text:list-item>
                  <text:p text:style-name="P55">muss 2 Nachkommastellen akzeptieren, die dann auch angezeigt werden</text:p>
                </text:list-item>
              </text:list>
            </text:list-item>
          </text:list>
        </text:list-item>
        <text:list-item>
          <text:p text:style-name="P57">Suchfunktion:</text:p>
          <text:list>
            <text:list-item>
              <text:p text:style-name="P58">Bezeichnung: </text:p>
              <text:list>
                <text:list-item>
                  <text:p text:style-name="P58">Jeder Teil-String soll zu einem Treffer führen</text:p>
                </text:list-item>
                <text:list-item>
                  <text:p text:style-name="P57">Groß-/Kleinschreibung soll keine Rolle spielen</text:p>
                </text:list-item>
                <text:list-item>
                  <text:p text:style-name="P61">leeres Suchkriterium: Fehlermeldung, Abbruch</text:p>
                </text:list-item>
              </text:list>
            </text:list-item>
            <text:list-item>
              <text:p text:style-name="P57">Abmessungen:</text:p>
              <text:list>
                <text:list-item>
                  <text:p text:style-name="P57">Kriterium darf nicht &lt;= 0 sein (erwartet: Fehlermeldung)</text:p>
                </text:list-item>
                <text:list-item>
                  <text:p text:style-name="P57"><text:soft-page-break/>mindestens eine Abmessung muss angegeben sein, sonst Meldung und Abbruch der Suche</text:p>
                </text:list-item>
              </text:list>
            </text:list-item>
            <text:list-item>
              <text:p text:style-name="P57">Preis: min darf nicht größer als max sein (erwartet: Fehlermeldung)</text:p>
            </text:list-item>
          </text:list>
        </text:list-item>
        <text:list-item>
          <text:p text:style-name="P57">jede Suche <text:span text:style-name="T35">auf</text:span> korrekte Ergebnisse überprüfen!</text:p>
        </text:list-item>
      </text:list>
      <text:p text:style-name="P79">V1.1</text:p>
      <text:list xml:id="list94443003538210" text:continue-numbering="true" text:style-name="L7">
        <text:list-item>
          <text:p text:style-name="P75">Ändern-Funktion:</text:p>
          <text:list>
            <text:list-item>
              <text:p text:style-name="P75">Modellbezeichnung ändern</text:p>
            </text:list-item>
            <text:list-item>
              <text:p text:style-name="P75">Modellbezeichnung nicht ändern</text:p>
            </text:list-item>
            <text:list-item>
              <text:p text:style-name="P75">Kälteleistung ändern</text:p>
            </text:list-item>
            <text:list-item>
              <text:p text:style-name="P75">Kälteleistung nicht ändern</text:p>
            </text:list-item>
            <text:list-item>
              <text:p text:style-name="P75">Stromverbrauch ändern</text:p>
            </text:list-item>
            <text:list-item>
              <text:p text:style-name="P75">Stromverbrauch nicht ändern</text:p>
            </text:list-item>
            <text:list-item>
              <text:p text:style-name="P75">Breite ändern</text:p>
            </text:list-item>
            <text:list-item>
              <text:p text:style-name="P75">Breite nicht ändern</text:p>
            </text:list-item>
            <text:list-item>
              <text:p text:style-name="P75">Höhe ändern</text:p>
            </text:list-item>
            <text:list-item>
              <text:p text:style-name="P75">Höhe nicht ändern</text:p>
            </text:list-item>
            <text:list-item>
              <text:p text:style-name="P75">Tiefe ändern</text:p>
            </text:list-item>
            <text:list-item>
              <text:p text:style-name="P75">Tiefe nicht ändern</text:p>
            </text:list-item>
            <text:list-item>
              <text:p text:style-name="P75">Preis ändern</text:p>
            </text:list-item>
            <text:list-item>
              <text:p text:style-name="P75">Preis nicht ändern</text:p>
            </text:list-item>
          </text:list>
        </text:list-item>
        <text:list-item>
          <text:p text:style-name="P77">Löschen-Funktion:</text:p>
          <text:list>
            <text:list-item>
              <text:p text:style-name="P77">falsche Index-Nummer(n) versuchen – Erwartung: Meldung, erneut versuchen</text:p>
            </text:list-item>
            <text:list-item>
              <text:p text:style-name="P77">Löschen bestätigen</text:p>
            </text:list-item>
            <text:list-item>
              <text:p text:style-name="P77">Löschen abbrechen</text:p>
            </text:list-item>
          </text:list>
        </text:list-item>
      </text:list>
      <text:p text:style-name="P7"/>
      <text:h text:style-name="Heading_20_3" text:outline-level="3">Erweiterungen / <text:span text:style-name="T33">offene </text:span>ToDos</text:h>
      <text:p text:style-name="P22">Möglicherweise sinnvolle Änderungen / Erweiterungen:</text:p>
      <text:p text:style-name="P22"/>
      <text:p text:style-name="P23">V1.1</text:p>
      <text:list xml:id="list1672169777" text:style-name="L8">
        <text:list-item>
          <text:p text:style-name="P84">CRUD-Vollständigkeit:</text:p>
          <text:list>
            <text:list-item>
              <text:p text:style-name="P84">Klimagerät bearbeiten (also „update“)</text:p>
            </text:list-item>
            <text:list-item>
              <text:p text:style-name="P85">Klimagerät löschen</text:p>
            </text:list-item>
            <text:list-item>
              <text:p text:style-name="P87">Bearbeiten und Löschen aus der Detail-Ansicht aufrufen lassen</text:p>
            </text:list-item>
          </text:list>
        </text:list-item>
        <text:list-item>
          <text:p text:style-name="P88">Änderung: Status FREI/BELEGT nicht mehr über int-Flag, sondern über Inhalt des Datensatzes selbst: \0 als erstes Zeichen der Modellbezeichnung → FREI</text:p>
        </text:list-item>
        <text:list-item>
          <text:p text:style-name="P93">Hauptmenü als kombinierte Funktion mit Anzeige und Verarbeitung</text:p>
        </text:list-item>
      </text:list>
      <text:p text:style-name="P20"/>
      <text:p text:style-name="P23">Offen</text:p>
      <text:list xml:id="list94443986048777" text:continue-numbering="true" text:style-name="L8">
        <text:list-item>
          <text:p text:style-name="P89">Die Listen-Ansichten/-Menüs funktionieren nur mit einer Anzahl Geräte sinnvoll / leicht, die kleiner ist als die Anzahl der Zeilen im Konsolenfenster. Ggf. müsste man hier um eine Paginierung erweitern...</text:p>
        </text:list-item>
        <text:list-item>
          <text:p text:style-name="P86">Ersetzen von der Listen-Ansicht aus aufrufen lassen</text:p>
        </text:list-item>
        <text:list-item>
          <text:p text:style-name="P90">Suchabfrage „widerspiegeln“ - also Überschrift über der Ergebnisliste anzeigen</text:p>
        </text:list-item>
        <text:list-item>
          <text:p text:style-name="P86">Liste sortieren</text:p>
        </text:list-item>
        <text:list-item>
          <text:p text:style-name="P86">Liste in Datei ausgeben; Liste aus Datei einlesen (evtl. beides automatisch bei Programm-Start bzw. -Ende)</text:p>
        </text:list-item>
        <text:list-item>
          <text:p text:style-name="P91">Liste in/aus Datenbank (MySQL?)</text:p>
        </text:list-item>
        <text:list-item>
          <text:p text:style-name="P86">Eingeben und Ersetzen zusammenlegen?</text:p>
        </text:list-item>
        <text:list-item>
          <text:p text:style-name="P92">make benutzen (z.B. auch zum Anlegen / Löschen von Testdaten, zum Erstellen einer „Lieferversion“ (dist)</text:p>
        </text:list-item>
      </text:list>
      <text:p text:style-name="P11"/>
      <text:h text:style-name="Heading_20_3" text:outline-level="3"><text:bookmark-start text:name="__RefHeading___Toc236_3541350943"/><text:soft-page-break/>Unerwartetes / Änderungen während der Implementierung<text:bookmark-end text:name="__RefHeading___Toc236_3541350943"/></text:h>
      <text:list xml:id="list2533177864" text:style-name="L9">
        <text:list-item>
          <text:p text:style-name="P36">Wenn fgets(Puffer, Anzahl, stdin) verwendet wird, erhalte ich im Puffer am Ende der Eingabe stets auch das &lt;Carriage Return&gt;-Zeichen (char 10). Das war mir unklar; ggf. entferne ich es jetzt mittels der recherchierten trim()-Funktion (in lib/string-utils.c).</text:p>
        </text:list-item>
      </text:list>
      <text:p text:style-name="P8"/>
      <text:h text:style-name="P104" text:outline-level="3">Test-<text:span text:style-name="T12">Durchführung</text:span>:</text:h>
      <text:p text:style-name="P1"><text:span text:style-name="T13">grün markiert</text:span> = Test bestanden.</text:p>
      <text:list xml:id="list94443643939353" text:continue-numbering="true" text:style-name="L9">
        <text:list-item>
          <text:p text:style-name="P62">im Menü eine nicht vorgesehene Taste drücken: Erwartung: nichts passiert. <text:span text:style-name="T11">Funktioniert für Zahlen und Buchstaben, zahlreiche Sondertasten werden aber als „Abbruch“ interpretiert.</text:span></text:p>
        </text:list-item>
        <text:list-item>
          <text:p text:style-name="P51">Eingabe von Texten:</text:p>
          <text:list>
            <text:list-item>
              <text:p text:style-name="P51"><text:span text:style-name="T36">leere Eingabe: wird je nach Anforderung akzeptiert bzw. verweigert</text:span> … <text:span text:style-name="T10">(genauer formulieren – bei der Eingabe von Geräten / Modellbezeichnung funktioniert‘s)</text:span></text:p>
            </text:list-item>
            <text:list-item>
              <text:p text:style-name="P52"><text:span text:style-name="T36">zu lange Eingabe: überzählige Zeichen werden ignoriert </text:span><text:s/><text:span text:style-name="T10">(genauer formulieren – bei der Eingabe von Geräten / Modellbezeichnung funktioniert‘s)</text:span></text:p>
            </text:list-item>
          </text:list>
        </text:list-item>
        <text:list-item>
          <text:p text:style-name="P49">Eingabe von Zahlen:</text:p>
          <text:list>
            <text:list-item>
              <text:p text:style-name="P63">leere Eingabe: Erwartung: wird verweigert / nicht akzeptiert</text:p>
            </text:list-item>
            <text:list-item>
              <text:p text:style-name="P63">Buchstaben oder Sonderzeichen eingeben: Erwartung: wird ignoriert</text:p>
            </text:list-item>
            <text:list-item>
              <text:p text:style-name="P63">zu lange Zahl eingeben (12345678900): Erwartung: wird begrenzt / nicht akzeptiert</text:p>
            </text:list-item>
          </text:list>
        </text:list-item>
        <text:list-item>
          <text:p text:style-name="P54">neue Geräte anlegen:</text:p>
          <text:list>
            <text:list-item>
              <text:p text:style-name="P64">leere Modellbezeichnung soll nicht akzeptiert werden</text:p>
            </text:list-item>
            <text:list-item>
              <text:p text:style-name="P56">korrekte Eingabe des Preises prüfen</text:p>
              <text:list>
                <text:list-item>
                  <text:p text:style-name="P65">darf nicht kleiner als 0 sein</text:p>
                </text:list-item>
                <text:list-item>
                  <text:p text:style-name="P65">muss 2 Nachkommastellen akzeptieren, die dann auch angezeigt werden</text:p>
                </text:list-item>
              </text:list>
            </text:list-item>
          </text:list>
        </text:list-item>
        <text:list-item>
          <text:p text:style-name="P74">Anzeige / Listenfunktion</text:p>
          <text:list>
            <text:list-item>
              <text:p text:style-name="P74">Indexauswahl:</text:p>
              <text:list>
                <text:list-item>
                  <text:p text:style-name="P66">Kleiner <text:span text:style-name="T39">als </text:span>0 wird nicht akzeptiert <text:span text:style-name="T39">(Meldung)</text:span></text:p>
                </text:list-item>
                <text:list-item>
                  <text:p text:style-name="P66">Größer <text:span text:style-name="T39">als </text:span><text:span text:style-name="T21">MAX_GERAETE</text:span> wird nicht akzeptiert <text:span text:style-name="T39">(Meldung)</text:span></text:p>
                </text:list-item>
                <text:list-item>
                  <text:p text:style-name="P67">Nicht belegter Index wird nicht akzeptiert<text:span text:style-name="T38"> </text:span>(Meldung)</text:p>
                </text:list-item>
              </text:list>
            </text:list-item>
          </text:list>
        </text:list-item>
        <text:list-item>
          <text:p text:style-name="P68">Detail-Anzeige (mit gültigem Index) funktioniert</text:p>
        </text:list-item>
        <text:list-item>
          <text:p text:style-name="P59">Suchfunktion:</text:p>
          <text:list>
            <text:list-item>
              <text:p text:style-name="P60">Bezeichnung: </text:p>
              <text:list>
                <text:list-item>
                  <text:p text:style-name="P69">leeres Suchkriterium: Fehlermeldung, Abbruch</text:p>
                </text:list-item>
                <text:list-item>
                  <text:p text:style-name="P70">Jeder Teil-String soll zu einem Treffer führen</text:p>
                </text:list-item>
                <text:list-item>
                  <text:p text:style-name="P70">Groß-/Kleinschreibung soll keine Rolle spielen</text:p>
                </text:list-item>
              </text:list>
            </text:list-item>
            <text:list-item>
              <text:p text:style-name="P60">Abmessungen:</text:p>
              <text:list>
                <text:list-item>
                  <text:p text:style-name="P70">Kriterium darf nicht &lt;= 0 sein (erwartet: Fehlermeldung)</text:p>
                </text:list-item>
                <text:list-item>
                  <text:p text:style-name="P70">mindestens eine Abmessung muss angegeben sein, sonst Meldung und Abbruch der Suche</text:p>
                </text:list-item>
              </text:list>
            </text:list-item>
            <text:list-item>
              <text:p text:style-name="P60">Preis: <text:span text:style-name="T13">min darf nicht größer als max sein (erwartet: Fehlermeldung)</text:span></text:p>
            </text:list-item>
          </text:list>
        </text:list-item>
        <text:list-item>
          <text:p text:style-name="P60"><text:span text:style-name="T36">jede Suche </text:span><text:span text:style-name="T37">auf</text:span><text:span text:style-name="T36"> korrekte Ergebnisse überprüfen!</text:span> <text:span text:style-name="T40">(keine falschen Ergebnisse gefunden, aber es müssten konkrete Fälle definiert sein, um Vollständigkeit anzunehmen)</text:span></text:p>
        </text:list-item>
      </text:list>
      <text:p text:style-name="P80">V1.1</text:p>
      <text:list xml:id="list94444203459721" text:continue-list="list94443003538210" text:style-name="L7">
        <text:list-item>
          <text:p text:style-name="P76">Ändern-Funktion:</text:p>
          <text:list>
            <text:list-item>
              <text:p text:style-name="P72">falsche Index-Nummer(n) versuchen – Erwartung: Meldung, erneut versuchen</text:p>
            </text:list-item>
            <text:list-item>
              <text:p text:style-name="P71">Modellbezeichnung ändern</text:p>
            </text:list-item>
            <text:list-item>
              <text:p text:style-name="P71">Modellbezeichnung nicht ändern</text:p>
            </text:list-item>
            <text:list-item>
              <text:p text:style-name="P71">Kälteleistung ändern</text:p>
            </text:list-item>
            <text:list-item>
              <text:p text:style-name="P71">Kälteleistung nicht ändern</text:p>
            </text:list-item>
            <text:list-item>
              <text:p text:style-name="P71">Stromverbrauch ändern</text:p>
            </text:list-item>
            <text:list-item>
              <text:p text:style-name="P71">Stromverbrauch nicht ändern</text:p>
            </text:list-item>
            <text:list-item>
              <text:p text:style-name="P71">Breite ändern</text:p>
            </text:list-item>
            <text:list-item>
              <text:p text:style-name="P71">Breite nicht ändern</text:p>
            </text:list-item>
            <text:list-item>
              <text:p text:style-name="P71">Höhe ändern</text:p>
            </text:list-item>
            <text:list-item>
              <text:p text:style-name="P71">Höhe nicht ändern</text:p>
            </text:list-item>
            <text:list-item>
              <text:p text:style-name="P71"><text:soft-page-break/>Tiefe ändern</text:p>
            </text:list-item>
            <text:list-item>
              <text:p text:style-name="P71">Tiefe nicht ändern</text:p>
            </text:list-item>
            <text:list-item>
              <text:p text:style-name="P71">Preis ändern</text:p>
            </text:list-item>
            <text:list-item>
              <text:p text:style-name="P71">Preis nicht ändern</text:p>
            </text:list-item>
          </text:list>
        </text:list-item>
        <text:list-item>
          <text:p text:style-name="P78">Löschen-Funktion:</text:p>
          <text:list>
            <text:list-item>
              <text:p text:style-name="P73">falsche Index-Nummer(n) versuchen – Erwartung: Meldung, erneut versuchen</text:p>
            </text:list-item>
            <text:list-item>
              <text:p text:style-name="P73">Löschen bestätigen</text:p>
            </text:list-item>
            <text:list-item>
              <text:p text:style-name="P73">Löschen abbrec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officeooo:rsid="00440de7"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09:35:01.683423338</meta:creation-date>
    <dc:date>2018-05-30T09:44:42.167962742</dc:date>
    <meta:editing-duration>PT11H33M14S</meta:editing-duration>
    <meta:editing-cycles>100</meta:editing-cycles>
    <meta:generator>LibreOffice/6.0.3.2$Linux_X86_64 LibreOffice_project/00m0$Build-2</meta:generator>
    <meta:document-statistic meta:table-count="0" meta:image-count="0" meta:object-count="0" meta:page-count="6" meta:paragraph-count="209" meta:word-count="1512" meta:character-count="10670" meta:non-whitespace-character-count="9533"/>
  </office:meta>
</office:document-meta>
</file>